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10.116in" table:align="left"/>
    </style:style>
    <style:style style:name="TABLA_5f_BIENES.A" style:display-name="TABLA_BIENES.A" style:family="table-column">
      <style:table-column-properties style:column-width="1.25in"/>
    </style:style>
    <style:style style:name="TABLA_5f_BIENES.B" style:display-name="TABLA_BIENES.B" style:family="table-column">
      <style:table-column-properties style:column-width="0.9951in"/>
    </style:style>
    <style:style style:name="TABLA_5f_BIENES.C" style:display-name="TABLA_BIENES.C" style:family="table-column">
      <style:table-column-properties style:column-width="1.0069in"/>
    </style:style>
    <style:style style:name="TABLA_5f_BIENES.D" style:display-name="TABLA_BIENES.D" style:family="table-column">
      <style:table-column-properties style:column-width="0.9958in"/>
    </style:style>
    <style:style style:name="TABLA_5f_BIENES.E" style:display-name="TABLA_BIENES.E" style:family="table-column">
      <style:table-column-properties style:column-width="1.4583in"/>
    </style:style>
    <style:style style:name="TABLA_5f_BIENES.F" style:display-name="TABLA_BIENES.F" style:family="table-column">
      <style:table-column-properties style:column-width="1.6549in"/>
    </style:style>
    <style:style style:name="TABLA_5f_BIENES.G" style:display-name="TABLA_BIENES.G" style:family="table-column">
      <style:table-column-properties style:column-width="2.7549in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G1" style:display-name="TABLA_BIENES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2" style:display-name="TABLA_BIENES.2" style:family="table-row">
      <style:table-row-properties style:min-row-height="0.0097in" fo:keep-together="auto"/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none" fo:border-top="none" fo:border-bottom="0.05pt solid #000000"/>
    </style:style>
    <style:style style:name="TABLA_5f_BIENES.G2" style:display-name="TABLA_BIENE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99432" officeooo:paragraph-rsid="004e148d" style:font-name-asian="Arial1" style:font-size-asian="8pt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officeooo:rsid="006155b3" officeooo:paragraph-rsid="004e148d" style:font-name-asian="Arial1" style:font-size-asian="8pt" style:font-name-complex="Arial1" style:font-size-complex="8pt"/>
    </style:style>
    <style:style style:name="P8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7bf4a" officeooo:paragraph-rsid="0067bf4a" style:font-name-asian="Arial1" style:font-size-asian="8pt" style:font-name-complex="Arial1" style:font-size-complex="8pt"/>
    </style:style>
    <style:style style:name="P9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76cfb" officeooo:paragraph-rsid="005fc382" style:font-name-asian="Arial1" style:font-size-asian="8pt" style:font-name-complex="Arial1" style:font-size-complex="8pt"/>
    </style:style>
    <style:style style:name="P10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17ee3" officeooo:paragraph-rsid="00617ee3" style:font-name-asian="Arial1" style:font-size-asian="8pt" style:font-name-complex="Arial1" style:font-size-complex="8pt"/>
    </style:style>
    <style:style style:name="P11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fc382" officeooo:paragraph-rsid="005fc382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7e85f7" officeooo:paragraph-rsid="007e85f7" style:font-name-asian="Arial1" style:font-size-asian="8pt" style:font-name-complex="Arial1" style:font-size-complex="8pt"/>
    </style:style>
    <style:style style:name="P13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155b3" officeooo:paragraph-rsid="008270d6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4e148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5c50cd" officeooo:paragraph-rsid="005c50cd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732eb1" officeooo:paragraph-rsid="00732eb1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7bf4a" officeooo:paragraph-rsid="0067bf4a" style:font-name-asian="Arial1" style:font-size-asian="8pt" style:font-weight-asian="bold" style:font-name-complex="Arial1" style:font-size-complex="8pt" style:font-weight-complex="bold"/>
    </style:style>
    <style:style style:name="P18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4aed82" officeooo:paragraph-rsid="004e148d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5a9eb"/>
    </style:style>
    <style:style style:name="T3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talle de Recepción</text:p>
      <text:p text:style-name="P6"/>
      <text:p text:style-name="P6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column table:style-name="TABLA_5f_BIENES.G"/>
        <table:table-header-rows>
          <table:table-row table:style-name="TABLA_5f_BIENES.1">
            <table:table-cell table:style-name="TABLA_5f_BIENES.A1" office:value-type="string">
              <text:p text:style-name="P17">Clase</text:p>
            </table:table-cell>
            <table:table-cell table:style-name="TABLA_5f_BIENES.A1" office:value-type="string">
              <text:p text:style-name="P14">Codigo</text:p>
            </table:table-cell>
            <table:table-cell table:style-name="TABLA_5f_BIENES.A1" office:value-type="string">
              <text:p text:style-name="P14">Nombre</text:p>
            </table:table-cell>
            <table:table-cell table:style-name="TABLA_5f_BIENES.A1" office:value-type="string">
              <text:p text:style-name="P14">Cantidad</text:p>
            </table:table-cell>
            <table:table-cell table:style-name="TABLA_5f_BIENES.A1" office:value-type="string">
              <text:p text:style-name="P14">Cost<text:span text:style-name="T2">o unitario</text:span></text:p>
            </table:table-cell>
            <table:table-cell table:style-name="TABLA_5f_BIENES.A1" office:value-type="string">
              <text:p text:style-name="P15">Costo total</text:p>
            </table:table-cell>
            <table:table-cell table:style-name="TABLA_5f_BIENES.G1" office:value-type="string">
              <text:p text:style-name="P16">Descripción</text:p>
            </table:table-cell>
          </table:table-row>
        </table:table-header-rows>
        <table:table-row table:style-name="TABLA_5f_BIENES.2">
          <table:table-cell table:style-name="TABLA_5f_BIENES.A2" office:value-type="string">
            <text:p text:style-name="P8">[CLASE]</text:p>
          </table:table-cell>
          <table:table-cell table:style-name="TABLA_5f_BIENES.B2" office:value-type="string">
            <text:p text:style-name="P9">[CODIGO]</text:p>
          </table:table-cell>
          <table:table-cell table:style-name="TABLA_5f_BIENES.C2" office:value-type="string">
            <text:p text:style-name="P10">[NOMBRE]</text:p>
          </table:table-cell>
          <table:table-cell table:style-name="TABLA_5f_BIENES.D2" office:value-type="string">
            <text:p text:style-name="P10">[CANTIDAD]</text:p>
          </table:table-cell>
          <table:table-cell table:style-name="TABLA_5f_BIENES.E2" office:value-type="string">
            <text:p text:style-name="P10">[COSTO]</text:p>
          </table:table-cell>
          <table:table-cell table:style-name="TABLA_5f_BIENES.F2" office:value-type="string">
            <text:p text:style-name="P11">[COSTO_TOTAL]</text:p>
          </table:table-cell>
          <table:table-cell table:style-name="TABLA_5f_BIENES.G2" office:value-type="string">
            <text:p text:style-name="P12">[DESCRIPCION_ITEM</text:p>
          </table:table-cell>
        </table:table-row>
      </table:table>
      <text:p text:style-name="P7"/>
      <text:p text:style-name="P13">Total general: <text:span text:style-name="T3">[TOTAL_GENERA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left="0in" fo:margin-right="0in" fo:line-height="150%" fo:keep-together="always" style:register-true="true" fo:text-indent="0in" style:auto-text-indent="true" style:page-number="auto" style:vertical-align="baselin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M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M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1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0.0598in" svg:width="1.4272in" svg:height="0.9181in" draw:z-index="0"><draw:image xlink:href="Pictures/1000000000000119000000B3A9F37FC0.png" xlink:type="simple" xlink:show="embed" xlink:actuate="onLoad"/></draw:frame><text:span text:style-name="MT1">Fecha emisión reporte:</text:span> [FECHA]</text:p>
        <text:p text:style-name="MP1"/>
        <text:p text:style-name="MP1"><text:span text:style-name="MT1">Numero de recepción:</text:span> [NUMERO_DE_RECEPCION]</text:p>
        <text:p text:style-name="MP2"/>
        <text:p text:style-name="MP1"><text:span text:style-name="MT1">Fecha alta:</text:span> [FECHA_DE_RECEPCION]</text:p>
        <text:p text:style-name="MP3"/>
        <text:p text:style-name="MP4">Documento Principal </text:p>
        <text:p text:style-name="MP4"/>
        <text:p text:style-name="MP1"><text:span text:style-name="MT1">Tipo de documento:</text:span> [TIPO] <text:s text:c="12"/><text:span text:style-name="MT1">Numero: </text:span>[DOCUMENTO_PRINCIPAL]</text:p>
        <text:p text:style-name="MP1"/>
        <text:p text:style-name="MP1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2:25.077223182</dc:date>
    <meta:generator>LibreOffice/4.4.6.3$Linux_X86_64 LibreOffice_project/40m0$Build-3</meta:generator>
    <meta:editing-duration>PT21H27M31S</meta:editing-duration>
    <meta:editing-cycles>95</meta:editing-cycles>
    <dc:creator>gsantacruz </dc:creator>
    <meta:document-statistic meta:table-count="1" meta:image-count="1" meta:object-count="0" meta:page-count="1" meta:paragraph-count="22" meta:word-count="42" meta:character-count="373" meta:non-whitespace-character-count="340"/>
  </office:meta>
</office:document-meta>
</file>